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55.8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90.05mm" svg:x="25.84mm" svg:y="61.62mm">
            <loext:p draw:notify-on-update-of-ranges="Sheet1.B3:Sheet1.B12 Sheet1.C2:Sheet1.C2 Sheet1.C3:Sheet1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Workers</text:p>
          </table:table-cell>
          <table:table-cell office:value-type="string" calcext:value-type="string">
            <text:p>Computation Time (sec)</text:p>
          </table:table-cell>
          <table:table-cell/>
          <table:table-cell office:value-type="string" calcext:value-type="string">
            <text:p>repo: <text:a xlink:href="https://github.com/python/bedevere" xlink:type="simple">https://github.com/python/bedevere</text:a>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7.08403468132019" calcext:value-type="float">
            <text:p>7.08403468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.05944800376892" calcext:value-type="float">
            <text:p>4.05944800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.06015253067017" calcext:value-type="float">
            <text:p>3.06015253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.57201814651489" calcext:value-type="float">
            <text:p>2.57201814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27689433097839" calcext:value-type="float">
            <text:p>2.27689433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.16405296325684" calcext:value-type="float">
            <text:p>2.16405296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.18463277816772" calcext:value-type="float">
            <text:p>2.184632778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.1973123550415" calcext:value-type="float">
            <text:p>2.1973123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.22783017158508" calcext:value-type="float">
            <text:p>2.22783017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24555683135986" calcext:value-type="float">
            <text:p>2.24555683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2">00/00/0000</text:date>, <text:time style:data-style-name="N2" text:time-value="13:54:13.2141023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12:26:46.782928444</meta:creation-date>
    <dc:date>2017-12-02T13:54:20.875438029</dc:date>
    <meta:editing-duration>PT1H24M40S</meta:editing-duration>
    <meta:editing-cycles>20</meta:editing-cycles>
    <meta:generator>LibreOffice/5.1.6.2$Linux_X86_64 LibreOffice_project/10m0$Build-2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title svg:x="2.824cm" svg:y="0.315cm" chart:style-name="ch2">
          <text:p>Number of worker nodes vs. computation time
for repository "https://github.com/python/bedevere" </text:p>
        </chart:title>
        <chart:legend chart:legend-position="end" svg:x="11.031cm" svg:y="4.204cm" style:legend-expansion="high" chart:style-name="ch3"/>
        <chart:plot-area chart:style-name="ch4" table:cell-range-address="Sheet1.B3:Sheet1.C12 Sheet1.C2:Sheet1.C2" chart:data-source-has-labels="row" svg:x="1.331cm" svg:y="1.778cm" svg:width="9.38cm" svg:height="6.067cm">
          <chartooo:coordinate-region svg:x="1.767cm" svg:y="1.977cm" svg:width="8.757cm" svg:height="5.221cm"/>
          <chart:axis chart:dimension="x" chart:name="primary-x" chart:style-name="ch5">
            <chart:title svg:x="4.588cm" svg:y="8.025cm" chart:style-name="ch6">
              <text:p>Number of Workers</text:p>
            </chart:title>
          </chart:axis>
          <chart:axis chart:dimension="y" chart:name="primary-y" chart:style-name="ch5">
            <chart:title svg:x="0.451cm" svg:y="6.562cm" chart:style-name="ch7">
              <text:p>Computation Time (sec)</text:p>
            </chart:title>
            <chart:grid chart:style-name="ch8" chart:class="major"/>
          </chart:axis>
          <chart:series chart:style-name="ch9" chart:values-cell-range-address="Sheet1.C3:Sheet1.C12" chart:label-cell-address="Sheet1.C2:Sheet1.C2" chart:class="chart:scatter">
            <chart:domain table:cell-range-address="Sheet1.B3:Sheet1.B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putation Time (sec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3:Sheet1.B12</svg:desc>
                </draw:g>
              </table:table-cell>
              <table:table-cell office:value-type="float" office:value="7.08403468132019">
                <text:p>7.08403468132019</text:p>
                <draw:g>
                  <svg:desc>Sheet1.C3:Sheet1.C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05944800376892">
                <text:p>4.05944800376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06015253067017">
                <text:p>3.06015253067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57201814651489">
                <text:p>2.57201814651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27689433097839">
                <text:p>2.276894330978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.16405296325684">
                <text:p>2.164052963256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18463277816772">
                <text:p>2.184632778167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.1973123550415">
                <text:p>2.19731235504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.22783017158508">
                <text:p>2.227830171585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4555683135986">
                <text:p>2.24555683135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